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90045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90045" style:font-size-asian="10pt" style:font-size-complex="10pt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0pt" officeooo:paragraph-rsid="00190045" style:font-size-asian="10pt" style:font-size-complex="10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0pt" style:font-size-asian="10pt" style:font-size-complex="10pt"/>
    </style:style>
    <style:style style:name="P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90045" officeooo:paragraph-rsid="001eeaf6" style:font-size-asian="8pt" style:language-asian="zxx" style:country-asian="none" style:font-size-complex="8pt" style:language-complex="zxx" style:country-complex="none"/>
    </style:style>
    <style:style style:name="P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90045" officeooo:paragraph-rsid="001cc99f" style:font-size-asian="8pt" style:language-asian="zxx" style:country-asian="none" style:font-size-complex="8pt" style:language-complex="zxx" style:country-complex="none"/>
    </style:style>
    <style:style style:name="P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90045" officeooo:paragraph-rsid="0020927e" style:font-size-asian="8pt" style:language-asian="zxx" style:country-asian="none" style:font-size-complex="8pt" style:language-complex="zxx" style:country-complex="none"/>
    </style:style>
    <style:style style:name="P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90045" officeooo:paragraph-rsid="001d85c4" style:font-size-asian="8pt" style:language-asian="zxx" style:country-asian="none" style:font-size-complex="8pt" style:language-complex="zxx" style:country-complex="none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90045" officeooo:paragraph-rsid="0028ba76" style:font-size-asian="8pt" style:language-asian="zxx" style:country-asian="none" style:font-size-complex="8pt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eeaf6" officeooo:paragraph-rsid="001eeaf6" style:font-size-asian="8pt" style:language-asian="zxx" style:country-asian="none" style:font-size-complex="8pt" style:language-complex="zxx" style:country-complex="none"/>
    </style:style>
    <style:style style:name="P1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20927e" officeooo:paragraph-rsid="0020927e" style:font-size-asian="8pt" style:language-asian="zxx" style:country-asian="none" style:font-size-complex="8pt" style:language-complex="zxx" style:country-complex="none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20927e" officeooo:paragraph-rsid="0022fd59" style:font-size-asian="8pt" style:language-asian="zxx" style:country-asian="none" style:font-size-complex="8pt" style:language-complex="zxx" style:country-complex="none"/>
    </style:style>
    <style:style style:name="P14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d85c4" officeooo:paragraph-rsid="00257c63" style:font-size-asian="8pt" style:language-asian="zxx" style:country-asian="none" style:font-size-complex="8pt" style:language-complex="zxx" style:country-complex="none"/>
    </style:style>
    <style:style style:name="P1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cc99f" officeooo:paragraph-rsid="001cc99f" style:font-size-asian="8pt" style:language-asian="zxx" style:country-asian="none" style:font-size-complex="8pt" style:language-complex="zxx" style:country-complex="none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1cc99f" officeooo:paragraph-rsid="0020927e" style:font-size-asian="8pt" style:language-asian="zxx" style:country-asian="none" style:font-size-complex="8pt" style:language-complex="zxx" style:country-complex="none"/>
    </style:style>
    <style:style style:name="P1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officeooo:rsid="002417ff" officeooo:paragraph-rsid="002417ff" style:font-size-asian="8pt" style:language-asian="zxx" style:country-asian="none" style:font-size-complex="8pt" style:language-complex="zxx" style:country-complex="none"/>
    </style:style>
    <style:style style:name="P18" style:family="paragraph" style:parent-style-name="Text_20_body">
      <style:text-properties fo:language="zxx" fo:country="none" officeooo:rsid="00190045" officeooo:paragraph-rsid="00190045" style:language-asian="zxx" style:country-asian="none" style:language-complex="zxx" style:country-complex="none"/>
    </style:style>
    <style:style style:name="P1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fo:font-style="normal" fo:font-weight="normal" officeooo:rsid="001d85c4" officeooo:paragraph-rsid="001d85c4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P2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fo:font-style="normal" fo:font-weight="normal" officeooo:rsid="001d85c4" officeooo:paragraph-rsid="0020927e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P21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dddddd" loext:opacity="100%" style:font-name="Hack" fo:font-size="8pt" fo:language="zxx" fo:country="none" fo:font-style="normal" fo:font-weight="normal" officeooo:rsid="001cc99f" officeooo:paragraph-rsid="001cc99f" style:font-size-asian="8pt" style:language-asian="zxx" style:country-asian="none" style:font-style-asian="normal" style:font-weight-asian="normal" style:font-size-complex="8pt" style:language-complex="zxx" style:country-complex="none"/>
    </style:style>
    <style:style style:name="P22" style:family="paragraph" style:parent-style-name="Heading_20_2">
      <style:text-properties officeooo:rsid="00274079" officeooo:paragraph-rsid="00274079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004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cc99f"/>
    </style:style>
    <style:style style:name="T4" style:family="text">
      <style:text-properties officeooo:rsid="001d85c4"/>
    </style:style>
    <style:style style:name="T5" style:family="text">
      <style:text-properties officeooo:rsid="001eeaf6"/>
    </style:style>
    <style:style style:name="T6" style:family="text">
      <style:text-properties officeooo:rsid="0020927e"/>
    </style:style>
    <style:style style:name="T7" style:family="text">
      <style:text-properties fo:font-style="normal" fo:font-weight="normal" style:font-style-asian="normal" style:font-weight-asian="normal"/>
    </style:style>
    <style:style style:name="T8" style:family="text">
      <style:text-properties fo:font-style="normal" fo:font-weight="normal" officeooo:rsid="001eeaf6" style:font-style-asian="normal" style:font-weight-asian="normal"/>
    </style:style>
    <style:style style:name="T9" style:family="text">
      <style:text-properties fo:font-style="normal" fo:font-weight="normal" officeooo:rsid="001d85c4" style:font-style-asian="normal" style:font-weight-asian="normal"/>
    </style:style>
    <style:style style:name="T10" style:family="text">
      <style:text-properties fo:font-style="normal" fo:font-weight="normal" officeooo:rsid="001cc99f" style:font-style-asian="normal" style:font-weight-asian="normal"/>
    </style:style>
    <style:style style:name="T11" style:family="text">
      <style:text-properties fo:font-style="normal" fo:font-weight="normal" officeooo:rsid="0020927e" style:font-style-asian="normal" style:font-weight-asian="normal"/>
    </style:style>
    <style:style style:name="T12" style:family="text">
      <style:text-properties fo:font-style="normal" fo:font-weight="normal" officeooo:rsid="0022361b" style:font-style-asian="normal" style:font-weight-asian="normal"/>
    </style:style>
    <style:style style:name="T13" style:family="text">
      <style:text-properties fo:font-style="normal" fo:font-weight="normal" officeooo:rsid="0022fd59" style:font-style-asian="normal" style:font-weight-asian="normal"/>
    </style:style>
    <style:style style:name="T14" style:family="text">
      <style:text-properties fo:font-style="normal" fo:font-weight="normal" officeooo:rsid="0028ba76" style:font-style-asian="normal" style:font-weight-asian="normal"/>
    </style:style>
    <style:style style:name="T15" style:family="text">
      <style:text-properties officeooo:rsid="0022fd59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Структура библиотеки</text:h>
      <text:p text:style-name="P6"><text:span text:style-name="T7"># </text:span><text:span text:style-name="T13">Переменные и с</text:span><text:span text:style-name="T7">труктура каталогов</text:span><text:line-break/><text:span text:style-name="T7">#</text:span><text:line-break/><text:span text:style-name="T5"># <text:s text:c="2"/>Каталог/</text:span><text:span text:style-name="T15">п</text:span><text:span text:style-name="T5">еременная <text:s/>| переменная <text:s/>| Описание </text:span></text:p>
      <text:p text:style-name="P11"># <text:s text:c="22"/>| <text:span text:style-name="T6">ini-файла</text:span> <text:s text:c="2"/>|</text:p>
      <text:p text:style-name="P12">#</text:p>
      <text:p text:style-name="P13"># <text:s text:c="24"/>lib_version <text:s text:c="2"/><text:span text:style-name="T15">верия библиотеки</text:span></text:p>
      <text:p text:style-name="P13">#</text:p>
      <text:p text:style-name="P10"><text:span text:style-name="T7"># <text:s text:c="2"/>....\Traum <text:s text:c="11"/></text:span><text:span text:style-name="T8">lib_root</text:span><text:span text:style-name="T7"> <text:s text:c="5"/>кор</text:span><text:span text:style-name="T9">е</text:span><text:span text:style-name="T7">н</text:span><text:span text:style-name="T9">ь</text:span><text:span text:style-name="T7"> библиотек</text:span><text:span text:style-name="T9">и</text:span><text:line-break/><text:span text:style-name="T7"># <text:s text:c="7"/>|</text:span><text:line-break/><text:span text:style-name="T7"># <text:s text:c="7"/>+--</text:span><text:span text:style-name="T12">\</text:span><text:span text:style-name="T7">epub.vYYMM <text:s text:c="16"/>библиотека на год YY месяц MM</text:span><text:line-break/><text:span text:style-name="T7"># <text:s text:c="7"/>| <text:s text:c="2"/>|</text:span><text:line-break/><text:span text:style-name="T7"># <text:s text:c="7"/>| <text:s text:c="2"/>+--</text:span><text:span text:style-name="T12">\</text:span><text:span text:style-name="T7">en <text:s text:c="6"/></text:span><text:span text:style-name="T8">lib_en <text:s text:c="4"/></text:span><text:span text:style-name="T7"><text:s text:c="3"/>книги на английском</text:span><text:line-break/><text:span text:style-name="T7"># <text:s text:c="7"/>| <text:s text:c="2"/>| <text:s text:c="2"/>+--</text:span><text:span text:style-name="T14">\</text:span><text:span text:style-name="T7">A</text:span><text:line-break/><text:span text:style-name="T7"># <text:s text:c="7"/>| <text:s text:c="2"/>| <text:s text:c="2"/>+--</text:span><text:span text:style-name="T14">\</text:span><text:span text:style-name="T7">B</text:span><text:line-break/><text:span text:style-name="T7"># <text:s text:c="7"/>| <text:s text:c="2"/>| <text:s text:c="2"/>+--</text:span><text:span text:style-name="T14">\</text:span><text:span text:style-name="T7">C</text:span><text:line-break/><text:span text:style-name="T7"># <text:s text:c="7"/>| <text:s text:c="2"/>|</text:span><text:line-break/><text:span text:style-name="T7"># <text:s text:c="7"/>| <text:s text:c="2"/>+--</text:span><text:span text:style-name="T12">\</text:span><text:span text:style-name="T7">ru <text:s text:c="6"/></text:span><text:span text:style-name="T8">lib_ru <text:s text:c="7"/></text:span><text:span text:style-name="T7">книги на русском</text:span><text:line-break/><text:span text:style-name="T7"># <text:s text:c="7"/>| <text:s text:c="2"/>| <text:s text:c="2"/>+--</text:span><text:span text:style-name="T14">\</text:span><text:span text:style-name="T7">A</text:span><text:line-break/><text:span text:style-name="T7"># <text:s text:c="7"/>| <text:s text:c="2"/>| <text:s text:c="2"/>+--</text:span><text:span text:style-name="T14">\</text:span><text:span text:style-name="T7">Б</text:span><text:line-break/><text:span text:style-name="T7"># <text:s text:c="7"/>| <text:s text:c="2"/>| <text:s text:c="2"/>+--</text:span><text:span text:style-name="T14">\</text:span><text:span text:style-name="T7">В</text:span></text:p>
      <text:p text:style-name="P10"><text:span text:style-name="T14"># <text:s text:c="11"/>|</text:span><text:span text:style-name="T7"><text:line-break/></text:span><text:span text:style-name="T14"># <text:s text:c="11"/>+--YYMMDD-HHMM.log <text:s/>log <text:s text:c="3"/>лог файл</text:span><text:span text:style-name="T7"><text:line-break/></text:span><text:span text:style-name="T14"># <text:s text:c="11"/></text:span><text:span text:style-name="T7"><text:line-break/>#</text:span><text:line-break/><text:span text:style-name="T7"># <text:s text:c="2"/>....\zip <text:s text:c="13"/></text:span><text:span text:style-name="T8">source_zip <text:s text:c="3"/></text:span><text:span text:style-name="T7">zip файлы пакетов обновления</text:span><text:line-break/><text:span text:style-name="T7"># <text:s text:c="38"/>предполагается, это каталог transmission</text:span></text:p>
      <text:p text:style-name="P19">#</text:p>
      <text:p text:style-name="P14"><text:span text:style-name="T7"># <text:s text:c="2"/>....\tmp <text:s text:c="13"/></text:span><text:bookmark-start text:name="__DdeLink__574_1786057688"/><text:span text:style-name="T7">tmp_</text:span><text:span text:style-name="T13">dir</text:span><text:bookmark-end text:name="__DdeLink__574_1786057688"/><text:span text:style-name="T7"> <text:s text:c="6"/>рабочий каталог для преобразований, для</text:span></text:p>
      <text:p text:style-name="P20"># <text:s text:c="38"/>ускорения лучше разместить на SSD</text:p>
      <text:p text:style-name="P21">#</text:p>
      <text:p text:style-name="P15"><text:span text:style-name="T7"># <text:s text:c="2"/>....\tmplib <text:s text:c="10"/></text:span><text:span text:style-name="T11">tmp_lib <text:s text:c="6"/></text:span><text:span text:style-name="T7">корень рабочего каталога, где обрабатываются новые книги</text:span></text:p>
      <text:p text:style-name="P15"><text:span text:style-name="T7"># <text:s text:c="7"/>|</text:span></text:p>
      <text:p text:style-name="P8"><text:span text:style-name="T10"># <text:s text:c="7"/>+--\fb2 <text:s text:c="9"/></text:span><text:span text:style-name="T11">tmp_lib_fb2 <text:s text:c="2"/></text:span><text:span text:style-name="T10">промежуточный каталог куда разархивируются книги</text:span><text:line-break/><text:span text:style-name="T7"># <text:s text:c="7"/></text:span><text:span text:style-name="T10">|</text:span></text:p>
      <text:p text:style-name="P8"><text:span text:style-name="T10"># <text:s text:c="7"/>+--\epub <text:s text:c="8"/></text:span><text:span text:style-name="T11">tmp_lib_epub <text:s/></text:span><text:span text:style-name="T10">промежуточный каталог для книг формата epub</text:span><text:line-break/><text:span text:style-name="T7"># <text:s text:c="7"/>|</text:span><text:line-break/><text:span text:style-name="T7"># <text:s text:c="7"/>+--</text:span><text:span text:style-name="T10">\</text:span><text:span text:style-name="T7">err <text:s text:c="9"/></text:span><text:span text:style-name="T11">tmp_lib_err </text:span><text:span text:style-name="T7"><text:s text:c="2"/>книги, которые не сконвертировались</text:span><text:line-break/><text:span text:style-name="T3"># <text:s text:c="7"/>|</text:span><text:line-break/><text:span text:style-name="T7"># <text:s text:c="7"/></text:span><text:span text:style-name="T10">+--</text:span><text:span text:style-name="T7">\lib-update <text:s text:c="2"/></text:span><text:bookmark-start text:name="__DdeLink__598_1786057688"/><text:span text:style-name="T11">tmp_traum</text:span><text:bookmark-end text:name="__DdeLink__598_1786057688"/><text:span text:style-name="T11"> <text:s text:c="2"/></text:span><text:span text:style-name="T7"><text:s text:c="2"/>корневой рабочий каталог для update в кодировке utf8</text:span><text:line-break/><text:span text:style-name="T3"># <text:s text:c="11"/>|</text:span></text:p>
      <text:p text:style-name="P8"><text:span text:style-name="T7"># <text:s text:c="11"/>+--</text:span><text:span text:style-name="T10">\</text:span><text:span text:style-name="T7">en <text:s text:c="6"/></text:span><text:span text:style-name="T11">tmp_traum_en </text:span><text:line-break/><text:span text:style-name="T7"># <text:s text:c="11"/>| <text:s/>+--</text:span><text:span text:style-name="T10">\</text:span><text:span text:style-name="T7">A</text:span><text:line-break/><text:span text:style-name="T7"># <text:s text:c="11"/>| <text:s/>+--</text:span><text:span text:style-name="T10">\</text:span><text:span text:style-name="T7">B</text:span><text:line-break/><text:span text:style-name="T7"># <text:s text:c="11"/>| <text:s/>+--</text:span><text:span text:style-name="T10">\</text:span><text:span text:style-name="T7">C</text:span><text:line-break/><text:span text:style-name="T7"># <text:s text:c="11"/>|</text:span><text:line-break/><text:span text:style-name="T7"># <text:s text:c="11"/>+--</text:span><text:span text:style-name="T10">\</text:span><text:span text:style-name="T7">ru <text:s text:c="6"/></text:span><text:span text:style-name="T11">temp_traum_ru </text:span><text:line-break/><text:span text:style-name="T7"># <text:s text:c="11"/>| <text:s/>+--</text:span><text:span text:style-name="T10">\</text:span><text:span text:style-name="T7">A</text:span><text:line-break/><text:span text:style-name="T7"># <text:s text:c="11"/>| <text:s/>+--</text:span><text:span text:style-name="T10">\</text:span><text:span text:style-name="T7">Б</text:span><text:line-break/><text:span text:style-name="T7"># <text:s text:c="11"/>| <text:s/>+--</text:span><text:span text:style-name="T10">\</text:span><text:span text:style-name="T7">В</text:span></text:p>
      <text:p text:style-name="P7"><text:bookmark-start text:name="__DdeLink__374_1786057688"/># <text:s text:c="11"/>+--\uk <text:s text:c="20"/><text:span text:style-name="T3">подкаталоги на языках, которые </text:span></text:p>
      <text:p text:style-name="P16"># <text:s text:c="12"/>... <text:s text:c="22"/>не будут включаться</text:p>
      <text:p text:style-name="P9"># <text:s text:c="11"/>+--\<text:span text:style-name="T3">cr <text:s text:c="20"/></text:span><text:span text:style-name="T6">в </text:span><text:span text:style-name="T4">конечную библиотеку</text:span></text:p>
      <text:p text:style-name="P17">#</text:p>
      <text:p text:style-name="P17"># <text:s text:c="5"/></text:p>
      <text:p text:style-name="P17">#</text:p>
      <text:p text:style-name="P7"><text:bookmark-end text:name="__DdeLink__374_1786057688"/></text:p>
      <text:p text:style-name="P18"/>
      <text:h text:style-name="P22" text:outline-level="2">Файл content.opf </text:h>
      <text:h text:style-name="Heading_20_5" text:outline-level="5">Раздел &lt;metadata ….&gt; . Описание полей.</text:h>
      <text:p text:style-name="P5">&lt;metadata xmlns:opf="http://www.idpf.org/2007/opf" xmlns:dc="http://purl.org/dc/elements/1.1/"&gt;</text:p>
      <text:p text:style-name="P2"><text:bookmark-start text:name="__DdeLink__0_2986730357"/><text:s text:c="4"/><text:bookmark-end text:name="__DdeLink__0_2986730357"/><office:annotation office:name="__Annotation__1_2986730357" loext:resolved="false"><dc:creator>Алексей  Хромов</dc:creator><dc:date>2019-01-06T17:43:47.677183215</dc:date><meta:creator-initials>А.А.</meta:creator-initials><text:p text:style-name="P23"><text:span text:style-name="T16">Название книги</text:span></text:p></office:annotation>&lt;dc:title&gt;Лакки Старр и пираты астероидов&lt;/dc:title&gt;<office:annotation-end office:name="__Annotation__1_2986730357"/></text:p>
      <text:p text:style-name="P3"><text:s text:c="4"/><office:annotation office:name="__Annotation__2_2986730357" loext:resolved="false"><dc:creator>Алексей  Хромов</dc:creator><dc:date>2019-01-06T17:44:12.248922649</dc:date><meta:creator-initials>А.А.</meta:creator-initials><text:p text:style-name="P23"><text:span text:style-name="T16">Автор</text:span></text:p></office:annotation>&lt;dc:creator opf:role="aut"&gt;Азимов Айзек&lt;/dc:creator&gt;<office:annotation-end office:name="__Annotation__2_2986730357"/></text:p>
      <text:p text:style-name="P3"><text:s text:c="4"/><office:annotation office:name="__Annotation__3_2986730357" loext:resolved="false"><dc:creator>Алексей  Хромов</dc:creator><dc:date>2019-01-06T17:44:24.728623638</dc:date><meta:creator-initials>А.А.</meta:creator-initials><text:p text:style-name="P23"><text:span text:style-name="T16">Название серии</text:span></text:p></office:annotation>&lt;meta name="calibre:series" content="Лакки Старр" /&gt;<office:annotation-end office:name="__Annotation__3_2986730357"/></text:p>
      <text:p text:style-name="P3"><text:s text:c="4"/><office:annotation office:name="__Annotation__4_2986730357" loext:resolved="false"><dc:creator>Алексей  Хромов</dc:creator><dc:date>2019-01-06T17:44:37.894599746</dc:date><meta:creator-initials>А.А.</meta:creator-initials><text:p text:style-name="P23"><text:span text:style-name="T16">Номер книги в серии</text:span></text:p></office:annotation>&lt;meta name="calibre:series_index" content="2" /&gt;<office:annotation-end office:name="__Annotation__4_2986730357"/></text:p>
      <text:p text:style-name="P3"><text:s text:c="4"/><office:annotation office:name="__Annotation__5_2986730357" loext:resolved="false"><dc:creator>Алексей  Хромов</dc:creator><dc:date>2019-01-06T17:44:51.668490757</dc:date><meta:creator-initials>А.А.</meta:creator-initials><text:p text:style-name="P23"><text:span text:style-name="T16">Язык книги</text:span></text:p></office:annotation>&lt;dc:language&gt;ru&lt;/dc:language&gt;<office:annotation-end office:name="__Annotation__5_2986730357"/></text:p>
      <text:p text:style-name="P3"><text:s text:c="4"/>&lt;dc:identifier id="BookId" opf:scheme="uuid"&gt;urn:uuid:20941647-8e21-476f-b9ba-8da3c84a0226&lt;/dc:identifier&gt;</text:p>
      <text:p text:style-name="P3"><text:soft-page-break/><text:s text:c="4"/><office:annotation loext:resolved="false"><dc:date>2019-01-06T17:47:40.650836094</dc:date><text:p text:style-name="P23"><text:span text:style-name="T16">Издатель</text:span></text:p></office:annotation>&lt;dc:publisher&gt;Traum&lt;/dc:publisher&gt;</text:p>
      <text:p text:style-name="P3"><text:s text:c="4"/>&lt;dc:description&gt;<text:span text:style-name="T1">Краткая аннотация</text:span>&lt;/dc:description&gt;</text:p>
      <text:p text:style-name="P3"><text:s text:c="4"/>&lt;meta name="cover" content="cover-image" /&gt;</text:p>
      <text:p text:style-name="P3"><text:s text:c="4"/><office:annotation office:name="__Annotation__21_2986730357" loext:resolved="false"><dc:creator>Алексей  Хромов</dc:creator><dc:date>2019-01-06T17:48:32.974889876</dc:date><meta:creator-initials>А.А.</meta:creator-initials><text:p text:style-name="P23"><text:span text:style-name="T16">Информация о редакторе Sigil</text:span></text:p></office:annotation>&lt;meta name="Sigil version" content="0.9.10" /&gt;<office:annotation-end office:name="__Annotation__21_2986730357"/></text:p>
      <text:p text:style-name="P1"><text:span text:style-name="T2"><text:s text:c="4"/>&lt;dc:date xmlns:opf="</text:span><text:a xlink:type="simple" xlink:href="http://www.idpf.org/2007/opf" text:style-name="Internet_20_link" text:visited-style-name="Visited_20_Internet_20_Link"><text:span text:style-name="T2">http://www.idpf.org/2007/opf</text:span></text:a><text:span text:style-name="T2">" opf:event="modification"&gt;2019-01-06&lt;/dc:date&gt;</text:span></text:p>
      <text:p text:style-name="P4">&lt;/metadata&gt;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8T01:14:42.148063722</dc:date>
    <dc:creator>Алексей Хромов</dc:creator>
    <meta:editing-duration>PT18H29M5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292" meta:character-count="2742" meta:non-whitespace-character-count="1739"/>
  </office:meta>
</office:document-meta>
</file>